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ClientRepository.login( Credentials credential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lientRepository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ientRepository.remoteLogin( Credentials credentials , String work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feClientRepository.SafeClientRepository( LocalAdapter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feClientRepository.login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ientRepository.getDescripto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feClientRepository.login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ientRepository.getDescriptorKe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